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000000" draw:marker-end="Arrowheads_20_4" draw:marker-end-width="0.3cm" draw:fill="none" draw:textarea-vertical-align="middle"/>
    </style:style>
    <style:style style:name="gr2" style:family="graphic" style:parent-style-name="objectwithoutfill">
      <style:graphic-properties svg:stroke-color="#000000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853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971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942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018cm"/>
      <style:paragraph-properties style:writing-mode="lr-tb"/>
    </style:style>
    <style:style style:name="gr7" style:family="graphic" style:parent-style-name="standard">
      <style:graphic-properties svg:stroke-color="#999999" draw:fill-color="#cccccc" draw:textarea-horizontal-align="justify" draw:textarea-vertical-align="middle" draw:auto-grow-height="false" fo:min-height="0.648cm" fo:min-width="0.39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781cm"/>
      <style:paragraph-properties style:writing-mode="lr-tb"/>
    </style:style>
    <style:style style:name="gr9" style:family="graphic" style:parent-style-name="standard">
      <style:graphic-properties svg:stroke-color="#cccccc" draw:fill-color="#cccccc" draw:textarea-horizontal-align="justify" draw:textarea-vertical-align="middle" draw:auto-grow-height="false" fo:min-height="0.385cm" fo:min-width="4.26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439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419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631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245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586cm"/>
      <style:paragraph-properties style:writing-mode="lr-tb"/>
    </style:style>
    <style:style style:name="gr15" style:family="graphic" style:parent-style-name="objectwithoutfill">
      <style:graphic-properties svg:stroke-color="#000000" draw:marker-end="Arrowheads_20_1" draw:marker-end-width="0.3cm" draw:fill="none" draw:textarea-vertical-align="middle"/>
    </style:style>
    <style:style style:name="gr16" style:family="graphic" style:parent-style-name="objectwithoutfill">
      <style:graphic-properties svg:stroke-color="#000000" draw:marker-end="Arrowheads_20_2" draw:marker-end-width="0.3cm" draw:fill="none" draw:textarea-vertical-align="middle"/>
    </style:style>
    <style:style style:name="gr17" style:family="graphic" style:parent-style-name="objectwithoutfill">
      <style:graphic-properties svg:stroke-color="#000000" draw:marker-end="Arrowheads_20_3" draw:marker-end-width="0.3cm" draw:fill="none" draw:textarea-vertical-align="middle"/>
    </style:style>
    <style:style style:name="gr18" style:family="graphic" style:parent-style-name="objectwithoutfill">
      <style:graphic-properties svg:stroke-color="#000000" draw:marker-end="Arrowheads_20_5" draw:marker-end-width="0.3cm" draw:fill="none" draw:textarea-vertical-align="middle"/>
    </style:style>
    <style:style style:name="gr19" style:family="graphic" style:parent-style-name="objectwithoutfill">
      <style:graphic-properties svg:stroke-color="#000000" draw:marker-end="Arrowheads_20_6" draw:marker-end-width="0.3cm" draw:fill="none" draw:textarea-vertical-align="middle"/>
    </style:style>
    <style:style style:name="gr20" style:family="graphic" style:parent-style-name="objectwithoutfill">
      <style:graphic-properties svg:stroke-color="#000000" draw:marker-end="Arrowheads_20_7" draw:marker-end-width="0.3cm" draw:fill="none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loext:graphic-properties draw:fill-color="#cccccc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fo:font-size="10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3.54cm" svg:y1="5.01cm" svg:x2="3.54cm" svg:y2="6.397cm">
          <text:p/>
        </draw:line>
        <draw:line draw:style-name="gr2" draw:text-style-name="P1" draw:layer="layout" svg:x1="9.04cm" svg:y1="4.976cm" svg:x2="9.04cm" svg:y2="5.662cm">
          <text:p/>
        </draw:line>
        <draw:line draw:style-name="gr2" draw:text-style-name="P1" draw:layer="layout" svg:x1="3.54cm" svg:y1="4.075cm" svg:x2="3.54cm" svg:y2="5.027cm">
          <text:p/>
        </draw:line>
        <draw:frame draw:style-name="gr3" draw:text-style-name="P2" draw:layer="layout" svg:width="1.353cm" svg:height="0.725cm" svg:x="8.337cm" svg:y="1.14cm">
          <draw:text-box>
            <text:p><text:span text:style-name="T1">Paul</text:span></text:p>
          </draw:text-box>
        </draw:frame>
        <draw:frame draw:style-name="gr4" draw:text-style-name="P2" draw:layer="layout" svg:width="1.471cm" svg:height="0.725cm" svg:x="12.538cm" svg:y="1.141cm">
          <draw:text-box>
            <text:p><text:span text:style-name="T1">Bank</text:span></text:p>
          </draw:text-box>
        </draw:frame>
        <draw:frame draw:style-name="gr5" draw:text-style-name="P2" draw:layer="layout" svg:width="1.442cm" svg:height="0.725cm" svg:x="17.039cm" svg:y="1.142cm">
          <draw:text-box>
            <text:p><text:span text:style-name="T1">Mary</text:span></text:p>
          </draw:text-box>
        </draw:frame>
        <draw:frame draw:style-name="gr6" draw:text-style-name="P2" draw:layer="layout" svg:width="1.518cm" svg:height="0.725cm" svg:x="2.938cm" svg:y="1.141cm">
          <draw:text-box>
            <text:p><text:span text:style-name="T1">Peter</text:span></text:p>
          </draw:text-box>
        </draw:frame>
        <draw:custom-shape draw:style-name="gr7" draw:text-style-name="P3" xml:id="id4" draw:id="id4" draw:layer="layout" svg:width="1.27cm" svg:height="1.27cm" svg:x="12.742cm" svg:y="1.9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4" xml:id="id1" draw:id="id1" draw:layer="layout" svg:width="1.281cm" svg:height="0.645cm" svg:x="12.742cm" svg:y="2.287cm">
          <draw:text-box>
            <text:p><text:span text:style-name="T2">$100</text:span></text:p>
          </draw:text-box>
        </draw:frame>
        <draw:custom-shape draw:style-name="gr9" draw:text-style-name="P3" draw:layer="layout" svg:width="4.763cm" svg:height="0.635cm" svg:x="15.447cm" svg:y="3.557cm">
          <text:p/>
          <draw:enhanced-geometry svg:viewBox="0 0 21600 21600" draw:type="rectangle" draw:enhanced-path="M 0 0 L 21600 0 21600 21600 0 21600 0 0 Z N"/>
        </draw:custom-shape>
        <draw:frame draw:style-name="gr10" draw:text-style-name="P4" xml:id="id3" draw:id="id3" draw:layer="layout" svg:width="3.939cm" svg:height="0.645cm" svg:x="15.865cm" svg:y="3.547cm">
          <draw:text-box>
            <text:p><text:span text:style-name="T2">Access balance: </text:span><text:span text:style-name="T2">$100</text:span></text:p>
          </draw:text-box>
        </draw:frame>
        <draw:custom-shape draw:style-name="gr9" draw:text-style-name="P3" draw:layer="layout" svg:width="4.763cm" svg:height="0.635cm" svg:x="15.447cm" svg:y="5.458cm">
          <text:p/>
          <draw:enhanced-geometry svg:viewBox="0 0 21600 21600" draw:type="rectangle" draw:enhanced-path="M 0 0 L 21600 0 21600 21600 0 21600 0 0 Z N"/>
        </draw:custom-shape>
        <draw:frame draw:style-name="gr11" draw:text-style-name="P4" draw:layer="layout" svg:width="2.919cm" svg:height="0.645cm" svg:x="15.865cm" svg:y="5.448cm">
          <draw:text-box>
            <text:p><text:span text:style-name="T2">New </text:span><text:span text:style-name="T2">valu</text:span><text:span text:style-name="T2">e: </text:span><text:span text:style-name="T2">$50</text:span></text:p>
          </draw:text-box>
        </draw:frame>
        <draw:custom-shape draw:style-name="gr9" draw:text-style-name="P3" xml:id="id8" draw:id="id8" draw:layer="layout" svg:width="4.763cm" svg:height="0.635cm" svg:x="15.447cm" svg:y="9.058cm">
          <text:p/>
          <draw:enhanced-geometry svg:viewBox="0 0 21600 21600" draw:type="rectangle" draw:enhanced-path="M 0 0 L 21600 0 21600 21600 0 21600 0 0 Z N"/>
        </draw:custom-shape>
        <draw:frame draw:style-name="gr12" draw:text-style-name="P4" draw:layer="layout" svg:width="3.131cm" svg:height="0.645cm" svg:x="15.865cm" svg:y="9.048cm">
          <draw:text-box>
            <text:p><text:span text:style-name="T2">Se</text:span><text:span text:style-name="T2">t </text:span><text:span text:style-name="T2">bal</text:span><text:span text:style-name="T2">an</text:span><text:span text:style-name="T2">ce</text:span><text:span text:style-name="T2">: </text:span><text:span text:style-name="T2">$5</text:span><text:span text:style-name="T2">0</text:span></text:p>
          </draw:text-box>
        </draw:frame>
        <draw:custom-shape draw:style-name="gr9" draw:text-style-name="P3" draw:layer="layout" svg:width="4.763cm" svg:height="0.635cm" svg:x="6.745cm" svg:y="4.45cm">
          <text:p/>
          <draw:enhanced-geometry svg:viewBox="0 0 21600 21600" draw:type="rectangle" draw:enhanced-path="M 0 0 L 21600 0 21600 21600 0 21600 0 0 Z N"/>
        </draw:custom-shape>
        <draw:frame draw:style-name="gr13" draw:text-style-name="P4" xml:id="id5" draw:id="id5" draw:layer="layout" svg:width="3.939cm" svg:height="0.645cm" svg:x="7.163cm" svg:y="4.44cm">
          <draw:text-box>
            <text:p><text:span text:style-name="T2">Access balance: $100</text:span></text:p>
          </draw:text-box>
        </draw:frame>
        <draw:custom-shape draw:style-name="gr9" draw:text-style-name="P3" draw:layer="layout" svg:width="4.763cm" svg:height="0.635cm" svg:x="1.317cm" svg:y="3.54cm">
          <text:p/>
          <draw:enhanced-geometry svg:viewBox="0 0 21600 21600" draw:type="rectangle" draw:enhanced-path="M 0 0 L 21600 0 21600 21600 0 21600 0 0 Z N"/>
        </draw:custom-shape>
        <draw:frame draw:style-name="gr13" draw:text-style-name="P4" xml:id="id2" draw:id="id2" draw:layer="layout" svg:width="3.939cm" svg:height="0.645cm" svg:x="1.735cm" svg:y="3.53cm">
          <draw:text-box>
            <text:p><text:span text:style-name="T2">Acces</text:span><text:span text:style-name="T2">s </text:span><text:span text:style-name="T2">balanc</text:span><text:span text:style-name="T2">e: </text:span><text:span text:style-name="T2">$100</text:span></text:p>
          </draw:text-box>
        </draw:frame>
        <draw:custom-shape draw:style-name="gr9" draw:text-style-name="P3" draw:layer="layout" svg:width="4.763cm" svg:height="0.635cm" svg:x="1.317cm" svg:y="4.425cm">
          <text:p/>
          <draw:enhanced-geometry svg:viewBox="0 0 21600 21600" draw:type="rectangle" draw:enhanced-path="M 0 0 L 21600 0 21600 21600 0 21600 0 0 Z N"/>
        </draw:custom-shape>
        <draw:frame draw:style-name="gr11" draw:text-style-name="P4" draw:layer="layout" svg:width="3.089cm" svg:height="0.645cm" svg:x="1.735cm" svg:y="4.415cm">
          <draw:text-box>
            <text:p><text:span text:style-name="T2">New </text:span><text:span text:style-name="T2">value: </text:span><text:span text:style-name="T2">$110</text:span></text:p>
          </draw:text-box>
        </draw:frame>
        <draw:custom-shape draw:style-name="gr9" draw:text-style-name="P3" xml:id="id6" draw:id="id6" draw:layer="layout" svg:width="4.763cm" svg:height="0.635cm" svg:x="1.317cm" svg:y="6.525cm">
          <text:p/>
          <draw:enhanced-geometry svg:viewBox="0 0 21600 21600" draw:type="rectangle" draw:enhanced-path="M 0 0 L 21600 0 21600 21600 0 21600 0 0 Z N"/>
        </draw:custom-shape>
        <draw:frame draw:style-name="gr12" draw:text-style-name="P4" draw:layer="layout" svg:width="3.326cm" svg:height="0.645cm" svg:x="1.735cm" svg:y="6.515cm">
          <draw:text-box>
            <text:p><text:span text:style-name="T2">Set </text:span><text:span text:style-name="T2">bala</text:span><text:span text:style-name="T2">nce: </text:span><text:span text:style-name="T2">$100</text:span></text:p>
          </draw:text-box>
        </draw:frame>
        <draw:custom-shape draw:style-name="gr7" draw:text-style-name="P3" xml:id="id9" draw:id="id9" draw:layer="layout" svg:width="1.27cm" svg:height="1.27cm" svg:x="12.732cm" svg:y="9.7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4" draw:layer="layout" svg:width="1.086cm" svg:height="0.645cm" svg:x="12.832cm" svg:y="10.133cm">
          <draw:text-box>
            <text:p><text:span text:style-name="T2">$50</text:span></text:p>
          </draw:text-box>
        </draw:frame>
        <draw:custom-shape draw:style-name="gr9" draw:text-style-name="P3" draw:layer="layout" svg:width="4.763cm" svg:height="0.635cm" svg:x="6.745cm" svg:y="5.451cm">
          <text:p/>
          <draw:enhanced-geometry svg:viewBox="0 0 21600 21600" draw:type="rectangle" draw:enhanced-path="M 0 0 L 21600 0 21600 21600 0 21600 0 0 Z N"/>
        </draw:custom-shape>
        <draw:frame draw:style-name="gr11" draw:text-style-name="P4" draw:layer="layout" svg:width="2.919cm" svg:height="0.645cm" svg:x="7.163cm" svg:y="5.441cm">
          <draw:text-box>
            <text:p><text:span text:style-name="T2">New value: $80</text:span></text:p>
          </draw:text-box>
        </draw:frame>
        <draw:custom-shape draw:style-name="gr9" draw:text-style-name="P3" xml:id="id10" draw:id="id10" draw:layer="layout" svg:width="4.763cm" svg:height="0.635cm" svg:x="6.745cm" svg:y="11.552cm">
          <text:p/>
          <draw:enhanced-geometry svg:viewBox="0 0 21600 21600" draw:type="rectangle" draw:enhanced-path="M 0 0 L 21600 0 21600 21600 0 21600 0 0 Z N"/>
        </draw:custom-shape>
        <draw:frame draw:style-name="gr12" draw:text-style-name="P4" draw:layer="layout" svg:width="3.131cm" svg:height="0.645cm" svg:x="7.163cm" svg:y="11.542cm">
          <draw:text-box>
            <text:p><text:span text:style-name="T2">Set balance: $80</text:span></text:p>
          </draw:text-box>
        </draw:frame>
        <draw:custom-shape draw:style-name="gr7" draw:text-style-name="P3" draw:layer="layout" svg:width="1.27cm" svg:height="1.27cm" svg:x="12.731cm" svg:y="7.4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4" xml:id="id7" draw:id="id7" draw:layer="layout" svg:width="1.256cm" svg:height="0.645cm" svg:x="12.731cm" svg:y="7.832cm">
          <draw:text-box>
            <text:p><text:span text:style-name="T2">$110</text:span></text:p>
          </draw:text-box>
        </draw:frame>
        <draw:custom-shape draw:style-name="gr7" draw:text-style-name="P3" xml:id="id11" draw:id="id11" draw:layer="layout" svg:width="1.27cm" svg:height="1.27cm" svg:x="12.733cm" svg:y="11.8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4" draw:layer="layout" svg:width="1.086cm" svg:height="0.645cm" svg:x="12.833cm" svg:y="12.234cm">
          <draw:text-box>
            <text:p><text:span text:style-name="T2">$80</text:span></text:p>
          </draw:text-box>
        </draw:frame>
        <draw:connector draw:style-name="gr15" draw:text-style-name="P1" draw:layer="layout" draw:type="curve" svg:x1="12.742cm" svg:y1="2.609cm" svg:x2="3.704cm" svg:y2="3.53cm" draw:start-shape="id1" draw:start-glue-point="3" draw:end-shape="id2" draw:end-glue-point="0" svg:d="M12742 2609c-6026 0-9038 307-9038 921" svg:viewBox="0 0 9039 922">
          <text:p/>
        </draw:connector>
        <draw:connector draw:style-name="gr16" draw:text-style-name="P1" draw:layer="layout" draw:type="curve" svg:x1="14.023cm" svg:y1="2.609cm" svg:x2="17.834cm" svg:y2="3.547cm" draw:start-shape="id1" draw:start-glue-point="1" draw:end-shape="id3" draw:end-glue-point="0" svg:d="M14023 2609c2541 0 3811 312 3811 938" svg:viewBox="0 0 3812 939">
          <text:p/>
        </draw:connector>
        <draw:connector draw:style-name="gr17" draw:text-style-name="P1" draw:layer="layout" draw:type="curve" svg:x1="12.928cm" svg:y1="3.036cm" svg:x2="9.132cm" svg:y2="4.44cm" draw:start-shape="id4" draw:start-glue-point="7" draw:end-shape="id5" draw:end-glue-point="0" svg:d="M12928 3036c0 1194-3796 492-3796 1404" svg:viewBox="0 0 3797 1405">
          <text:p/>
        </draw:connector>
        <draw:line draw:style-name="gr1" draw:text-style-name="P1" draw:layer="layout" svg:x1="17.827cm" svg:y1="4.175cm" svg:x2="17.827cm" svg:y2="5.445cm">
          <text:p/>
        </draw:line>
        <draw:connector draw:style-name="gr18" draw:text-style-name="P1" draw:layer="layout" draw:type="curve" svg:x1="6.08cm" svg:y1="6.842cm" svg:x2="12.731cm" svg:y2="8.154cm" draw:start-shape="id6" draw:start-glue-point="1" draw:end-shape="id7" draw:end-glue-point="3" svg:d="M6080 6842c4989 0 1664 1312 6651 1312" svg:viewBox="0 0 6652 1313">
          <text:p/>
        </draw:connector>
        <draw:connector draw:style-name="gr19" draw:text-style-name="P1" draw:layer="layout" draw:type="curve" svg:x1="15.447cm" svg:y1="9.375cm" svg:x2="14.002cm" svg:y2="10.433cm" draw:start-shape="id8" draw:start-glue-point="3" draw:end-shape="id9" draw:end-glue-point="10" svg:d="M15447 9375c-1083 0-361 1058-1445 1058" svg:viewBox="0 0 1446 1059">
          <text:p/>
        </draw:connector>
        <draw:connector draw:style-name="gr20" draw:text-style-name="P1" draw:layer="layout" draw:type="curve" svg:x1="11.508cm" svg:y1="11.869cm" svg:x2="12.733cm" svg:y2="12.534cm" draw:start-shape="id10" draw:start-glue-point="1" draw:end-shape="id11" draw:end-glue-point="6" svg:d="M11508 11869c918 0 306 665 1225 665" svg:viewBox="0 0 1226 666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7T22:25:16.475601906</meta:creation-date>
    <dc:date>2024-01-14T14:10:39.741272930</dc:date>
    <meta:editing-duration>PT19M16S</meta:editing-duration>
    <meta:editing-cycles>3</meta:editing-cycles>
    <meta:generator>LibreOffice/7.4.7.2$Linux_X86_64 LibreOffice_project/40$Build-2</meta:generator>
    <meta:document-statistic meta:object-count="40"/>
  </office:meta>
</office:document-meta>
</file>